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66.36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" style:family="table-cell" style:parent-style-name="Default" style:data-style-name="N124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3"/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/>
    </style:style>
    <style:style style:name="ce10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129">
      <style:table-cell-properties fo:background-color="#fff200"/>
      <style:text-properties fo:color="#a3238e" fo:font-weight="bold" style:font-weight-asian="bold" style:font-weight-complex="bold"/>
    </style:style>
    <style:style style:name="ce12" style:family="table-cell" style:parent-style-name="Default" style:data-style-name="N129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2">
      <style:table-cell-properties fo:background-color="#fff200"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1">
      <style:table-cell-properties fo:background-color="#fff200"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32pt" svg:height="255.26pt" svg:x="679.58pt" svg:y="183.71pt">
            <draw:object draw:notify-on-update-of-ranges="Sheet1.A13:Sheet1.A14 Sheet1.B13:Sheet1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32pt" svg:height="255.23pt" svg:x="15.59pt" svg:y="196.53pt">
            <draw:object draw:notify-on-update-of-ranges="Sheet1.A2:Sheet1.A5 Sheet1.B2:Sheet1.B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7"/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1"/>
        <table:table-column table:style-name="co1" table:default-cell-style-name="ce19"/>
        <table:table-column table:style-name="co1" table:default-cell-style-name="ce5"/>
        <table:table-row table:style-name="ro1">
          <table:table-cell table:style-name="ce5" office:value-type="string" calcext:value-type="string">
            <text:p>P, Па</text:p>
          </table:table-cell>
          <table:table-cell table:style-name="ce5" office:value-type="string" calcext:value-type="string">
            <text:p>T, K</text:p>
          </table:table-cell>
          <table:table-cell table:style-name="ce9"/>
          <table:table-cell/>
          <table:table-cell office:value-type="string" calcext:value-type="string">
            <text:p>P^2, Па^2*10^6</text:p>
          </table:table-cell>
          <table:table-cell office:value-type="string" calcext:value-type="string">
            <text:p>T^2, K^2</text:p>
          </table:table-cell>
          <table:table-cell office:value-type="string" calcext:value-type="string">
            <text:p>P*T, Па*K*10^3</text:p>
          </table:table-cell>
          <table:table-cell office:value-type="string" calcext:value-type="string">
            <text:p>Dx</text:p>
          </table:table-cell>
          <table:table-cell table:style-name="ce12" table:formula="of:=[.E11]-[.A11]*[.A11]" office:value-type="float" office:value="12296.0475" calcext:value-type="float">
            <text:p>12296.0475</text:p>
          </table:table-cell>
          <table:table-cell table:style-name="ce13"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410.4" calcext:value-type="float">
            <text:p>410.4</text:p>
          </table:table-cell>
          <table:table-cell office:value-type="float" office:value="1.281" calcext:value-type="float">
            <text:p>1.281</text:p>
          </table:table-cell>
          <table:table-cell table:style-name="ce10"/>
          <table:table-cell/>
          <table:table-cell table:formula="of:=[.A2]*[.A2]" office:value-type="float" office:value="168428.16" calcext:value-type="float">
            <text:p>168428.16</text:p>
          </table:table-cell>
          <table:table-cell table:style-name="ce7" table:formula="of:=[.B2]*[.B2]" office:value-type="float" office:value="1.640961" calcext:value-type="float">
            <text:p>1.641</text:p>
          </table:table-cell>
          <table:table-cell table:style-name="ce7" table:formula="of:=[.A2]*[.B2]" office:value-type="float" office:value="525.7224" calcext:value-type="float">
            <text:p>525.722</text:p>
          </table:table-cell>
          <table:table-cell office:value-type="string" calcext:value-type="string">
            <text:p>Dy</text:p>
          </table:table-cell>
          <table:table-cell table:formula="of:=[.F11]-[.B11]*[.B11]" office:value-type="float" office:value="0.52160525" calcext:value-type="float">
            <text:p>0.52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office:value-type="float" office:value="312" calcext:value-type="float">
            <text:p>312.0</text:p>
          </table:table-cell>
          <table:table-cell office:value-type="float" office:value="0.427" calcext:value-type="float">
            <text:p>0.427</text:p>
          </table:table-cell>
          <table:table-cell table:style-name="ce10"/>
          <table:table-cell/>
          <table:table-cell table:formula="of:=[.A3]*[.A3]" office:value-type="float" office:value="97344" calcext:value-type="float">
            <text:p>97344</text:p>
          </table:table-cell>
          <table:table-cell table:style-name="ce7" table:formula="of:=[.B3]*[.B3]" office:value-type="float" office:value="0.182329" calcext:value-type="float">
            <text:p>0.182</text:p>
          </table:table-cell>
          <table:table-cell table:style-name="ce7" table:formula="of:=[.A3]*[.B3]" office:value-type="float" office:value="133.224" calcext:value-type="float">
            <text:p>133.224</text:p>
          </table:table-cell>
          <table:table-cell office:value-type="string" calcext:value-type="string">
            <text:p>Rxy</text:p>
          </table:table-cell>
          <table:table-cell table:formula="of:=[.G11]-[.A11]*[.B11]" office:value-type="float" office:value="79.044825" calcext:value-type="float">
            <text:p>79.04</text:p>
          </table:table-cell>
          <table:table-cell/>
        </table:table-row>
        <table:table-row table:style-name="ro1">
          <table:table-cell office:value-type="float" office:value="213" calcext:value-type="float">
            <text:p>213.0</text:p>
          </table:table-cell>
          <table:table-cell office:value-type="float" office:value="-0.226" calcext:value-type="float">
            <text:p>-0.226</text:p>
          </table:table-cell>
          <table:table-cell table:style-name="ce10"/>
          <table:table-cell/>
          <table:table-cell table:formula="of:=[.A4]*[.A4]" office:value-type="float" office:value="45369" calcext:value-type="float">
            <text:p>45369</text:p>
          </table:table-cell>
          <table:table-cell table:style-name="ce7" table:formula="of:=[.B4]*[.B4]" office:value-type="float" office:value="0.051076" calcext:value-type="float">
            <text:p>0.051</text:p>
          </table:table-cell>
          <table:table-cell table:style-name="ce7" table:formula="of:=[.A4]*[.B4]" office:value-type="float" office:value="-48.138" calcext:value-type="float">
            <text:p>-48.138</text:p>
          </table:table-cell>
          <table:table-cell office:value-type="string" calcext:value-type="string">
            <text:p>a, (K/Па)*10^(-3)</text:p>
          </table:table-cell>
          <table:table-cell table:style-name="ce12" table:formula="of:=[.I3]/[.I1]" office:value-type="float" office:value="0.00642847427191541" calcext:value-type="float">
            <text:p>0.0064</text:p>
          </table:table-cell>
          <table:table-cell/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-0.628" calcext:value-type="float">
            <text:p>-0.628</text:p>
          </table:table-cell>
          <table:table-cell table:style-name="ce10"/>
          <table:table-cell/>
          <table:table-cell table:formula="of:=[.A5]*[.A5]" office:value-type="float" office:value="12723.84" calcext:value-type="float">
            <text:p>12723.84</text:p>
          </table:table-cell>
          <table:table-cell table:style-name="ce7" table:formula="of:=[.B5]*[.B5]" office:value-type="float" office:value="0.394384" calcext:value-type="float">
            <text:p>0.394</text:p>
          </table:table-cell>
          <table:table-cell table:style-name="ce7" table:formula="of:=[.A5]*[.B5]" office:value-type="float" office:value="-70.8384" calcext:value-type="float">
            <text:p>-70.838</text:p>
          </table:table-cell>
          <table:table-cell office:value-type="string" calcext:value-type="string">
            <text:p>b, K</text:p>
          </table:table-cell>
          <table:table-cell table:formula="of:=[.B11]-[.I4]*[.A11]" office:value-type="float" office:value="-1.47108168295543" calcext:value-type="float">
            <text:p>-1.47</text:p>
          </table:table-cell>
          <table:table-cell/>
        </table:table-row>
        <table:table-row table:style-name="ro1">
          <table:table-cell table:style-name="ce5" table:number-columns-repeated="2"/>
          <table:table-cell table:number-columns-repeated="5"/>
          <table:table-cell office:value-type="string" calcext:value-type="string">
            <text:p>Da</text:p>
          </table:table-cell>
          <table:table-cell table:style-name="ce7" table:formula="of:=[.J1]*SQRT((1/([.J2]-2))*([.I2]/([.I1]-[.I4]*[.I4])))" office:value-type="float" office:value="0.0146453695148373" calcext:value-type="float">
            <text:p>0.015</text:p>
          </table:table-cell>
          <table:table-cell/>
        </table:table-row>
        <table:table-row table:style-name="ro1">
          <table:table-cell table:style-name="ce5" table:number-columns-repeated="2"/>
          <table:table-cell table:number-columns-repeated="5"/>
          <table:table-cell office:value-type="string" calcext:value-type="string">
            <text:p>Db</text:p>
          </table:table-cell>
          <table:table-cell table:formula="of:=[.I6]*SQRT([.E11])" office:value-type="float" office:value="4.16727678168711" calcext:value-type="float">
            <text:p>4.17</text:p>
          </table:table-cell>
          <table:table-cell/>
        </table:table-row>
        <table:table-row table:style-name="ro1">
          <table:table-cell table:style-name="ce5" table:number-columns-repeated="2"/>
          <table:table-cell table:number-columns-repeated="5"/>
          <table:table-cell office:value-type="string" calcext:value-type="string">
            <text:p>Ea</text:p>
          </table:table-cell>
          <table:table-cell table:formula="of:=ABS([.I6]/[.I4])" office:value-type="float" office:value="2.27820302226606" calcext:value-type="float">
            <text:p>2.28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Eb</text:p>
          </table:table-cell>
          <table:table-cell table:formula="of:=ABS([.I7]/[.I5])" office:value-type="float" office:value="2.8327976821212" calcext:value-type="float">
            <text:p>2.83</text:p>
          </table:table-cell>
          <table:table-cell/>
        </table:table-row>
        <table:table-row table:style-name="ro1">
          <table:table-cell table:number-columns-repeated="7"/>
          <table:table-cell table:style-name="Default" table:number-columns-repeated="3"/>
        </table:table-row>
        <table:table-row table:style-name="ro1">
          <table:table-cell table:formula="of:=AVERAGE([.A2:.A5])" office:value-type="float" office:value="262.05" calcext:value-type="float">
            <text:p>262.1</text:p>
          </table:table-cell>
          <table:table-cell table:formula="of:=AVERAGE([.B2:.B5])" office:value-type="float" office:value="0.2135" calcext:value-type="float">
            <text:p>0.214</text:p>
          </table:table-cell>
          <table:table-cell table:number-columns-repeated="2"/>
          <table:table-cell table:formula="of:=AVERAGE([.E2:.E5])" office:value-type="float" office:value="80966.25" calcext:value-type="float">
            <text:p>80966.25</text:p>
          </table:table-cell>
          <table:table-cell table:formula="of:=AVERAGE([.F2:.F5])" office:value-type="float" office:value="0.5671875" calcext:value-type="float">
            <text:p>0.5671875</text:p>
          </table:table-cell>
          <table:table-cell table:formula="of:=AVERAGE([.G2:.G5])" office:value-type="float" office:value="134.9925" calcext:value-type="float">
            <text:p>134.9925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2"/>
          <table:table-cell table:style-name="Default" table:number-columns-repeated="8"/>
        </table:table-row>
        <table:table-row table:style-name="ro1">
          <table:table-cell table:formula="of:=[.A2]" office:value-type="float" office:value="410.4" calcext:value-type="float">
            <text:p>410.4</text:p>
          </table:table-cell>
          <table:table-cell table:formula="of:=[.I4]*0.001*([.A5]-[.A2])+[.B2]" office:value-type="float" office:value="1.27908688605668" calcext:value-type="float">
            <text:p>1.279</text:p>
          </table:table-cell>
          <table:table-cell table:style-name="Default" table:number-columns-repeated="8"/>
        </table:table-row>
        <table:table-row table:style-name="ro1">
          <table:table-cell office:value-type="float" office:value="177.6" calcext:value-type="float">
            <text:p>177.6</text:p>
          </table:table-cell>
          <table:table-cell table:style-name="Default" table:formula="of:=[.I4]*([.A5]-[.A2])+[.B2]" office:value-type="float" office:value="-0.632113943322026" calcext:value-type="float">
            <text:p>-0.632113943322026</text:p>
          </table:table-cell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loext:min-decimal-places="6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7" loext:min-decimal-places="7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0">00/00/0000</text:date>, <text:time style:data-style-name="N2" text:time-value="20:19:32.1531423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07:54:52.862352144</meta:creation-date>
    <dc:date>2018-04-10T20:20:27.109823287</dc:date>
    <meta:editing-duration>PT1H59M56S</meta:editing-duration>
    <meta:editing-cycles>16</meta:editing-cycles>
    <meta:generator>LibreOffice/5.4.5.1$Linux_X86_64 LibreOffice_project/40m0$Build-1</meta:generator>
    <meta:document-statistic meta:table-count="1" meta:cell-count="5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4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scatter" chart:style-name="ch1">
        <chart:legend chart:legend-position="end" svg:x="13.141cm" svg:y="4.204cm" style:legend-expansion="high" chart:style-name="ch2"/>
        <chart:plot-area chart:style-name="ch3" table:cell-range-address="Sheet1.A13:Sheet1.B14" svg:x="0.529cm" svg:y="0.126cm" svg:width="12.091cm" svg:height="8.197cm">
          <chartooo:coordinate-region svg:x="1.362cm" svg:y="0.326cm" svg:width="10.978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3:Sheet1.B14" chart:class="chart:scatter">
            <chart:domain table:cell-range-address="Sheet1.A13:Sheet1.A14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0.4">
                <text:p>410.4</text:p>
                <draw:g>
                  <svg:desc>Sheet1.A13:Sheet1.A14</svg:desc>
                </draw:g>
              </table:table-cell>
              <table:table-cell office:value-type="float" office:value="1.27908688605668">
                <text:p>1.27908688605668</text:p>
                <draw:g>
                  <svg:desc>Sheet1.B13:Sheet1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7.6">
                <text:p>177.6</text:p>
              </table:table-cell>
              <table:table-cell office:value-type="float" office:value="-0.632113943322026">
                <text:p>-0.6321139433220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4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scatter" chart:style-name="ch1">
        <chart:legend chart:legend-position="end" svg:x="13.73cm" svg:y="4.203cm" style:legend-expansion="high" chart:style-name="ch2"/>
        <chart:plot-area chart:style-name="ch3" table:cell-range-address="Sheet1.A2:Sheet1.B5" svg:x="0.469cm" svg:y="0.153cm" svg:width="12.576cm" svg:height="8.644cm">
          <chartooo:coordinate-region svg:x="1.303cm" svg:y="0.352cm" svg:width="11.462cm" svg:height="8.2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" chart:class="chart:scatter">
            <chart:domain table:cell-range-address="Sheet1.A2:Sheet1.A5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0.4">
                <text:p>410.4</text:p>
                <draw:g>
                  <svg:desc>Sheet1.A2:Sheet1.A5</svg:desc>
                </draw:g>
              </table:table-cell>
              <table:table-cell office:value-type="float" office:value="1.281">
                <text:p>1.281</text:p>
                <draw:g>
                  <svg:desc>Sheet1.B2:Sheet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2">
                <text:p>312</text:p>
              </table:table-cell>
              <table:table-cell office:value-type="float" office:value="0.427">
                <text:p>0.4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3">
                <text:p>213</text:p>
              </table:table-cell>
              <table:table-cell office:value-type="float" office:value="-0.226">
                <text:p>-0.2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2.8">
                <text:p>112.8</text:p>
              </table:table-cell>
              <table:table-cell office:value-type="float" office:value="-0.628">
                <text:p>-0.6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